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9 年 7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22186" calcext:value-type="float">
            <text:p>122,186</text:p>
          </table:table-cell>
          <table:table-cell table:style-name="ce38" office:value-type="float" office:value="4504" calcext:value-type="float">
            <text:p>4,504</text:p>
          </table:table-cell>
          <table:table-cell table:style-name="ce38" office:value-type="float" office:value="8024" calcext:value-type="float">
            <text:p>8,024</text:p>
          </table:table-cell>
          <table:table-cell table:style-name="ce38" office:value-type="float" office:value="3795" calcext:value-type="float">
            <text:p>3,795</text:p>
          </table:table-cell>
          <table:table-cell table:style-name="ce38" office:value-type="float" office:value="14193" calcext:value-type="float">
            <text:p>14,193</text:p>
          </table:table-cell>
          <table:table-cell table:style-name="ce38" office:value-type="float" office:value="355" calcext:value-type="float">
            <text:p>35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2860" calcext:value-type="float">
            <text:p>42,860</text:p>
          </table:table-cell>
          <table:table-cell table:style-name="ce38" office:value-type="float" office:value="44849" calcext:value-type="float">
            <text:p>44,849</text:p>
          </table:table-cell>
          <table:table-cell table:style-name="ce38" office:value-type="float" office:value="3431" calcext:value-type="float">
            <text:p>3,431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18516" calcext:value-type="float">
            <text:p>118,516</text:p>
          </table:table-cell>
          <table:table-cell table:style-name="ce38" office:value-type="float" office:value="4209" calcext:value-type="float">
            <text:p>4,209</text:p>
          </table:table-cell>
          <table:table-cell table:style-name="ce38" office:value-type="float" office:value="9846" calcext:value-type="float">
            <text:p>9,846</text:p>
          </table:table-cell>
          <table:table-cell table:style-name="ce38" office:value-type="float" office:value="4416" calcext:value-type="float">
            <text:p>4,416</text:p>
          </table:table-cell>
          <table:table-cell table:style-name="ce38" office:value-type="float" office:value="11576" calcext:value-type="float">
            <text:p>11,576</text:p>
          </table:table-cell>
          <table:table-cell table:style-name="ce38" office:value-type="float" office:value="528" calcext:value-type="float">
            <text:p>5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861" calcext:value-type="float">
            <text:p>42,861</text:p>
          </table:table-cell>
          <table:table-cell table:style-name="ce38" office:value-type="float" office:value="44853" calcext:value-type="float">
            <text:p>44,853</text:p>
          </table:table-cell>
          <table:table-cell table:style-name="ce38" office:value-type="float" office:value="37" calcext:value-type="float">
            <text:p>37</text:p>
          </table:table-cell>
          <table:table-cell table:style-name="ce44" office:value-type="float" office:value="190" calcext:value-type="float">
            <text:p>190</text:p>
          </table:table-cell>
          <table:table-cell table:style-name="ce62" office:value-type="float" office:value="3670" calcext:value-type="float">
            <text:p>3,670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5146" calcext:value-type="float">
            <text:p>55,146</text:p>
          </table:table-cell>
          <table:table-cell table:style-name="ce39" office:value-type="float" office:value="2100" calcext:value-type="float">
            <text:p>2,100</text:p>
          </table:table-cell>
          <table:table-cell table:style-name="ce39" office:value-type="float" office:value="3758" calcext:value-type="float">
            <text:p>3,758</text:p>
          </table:table-cell>
          <table:table-cell table:style-name="ce39" office:value-type="float" office:value="1796" calcext:value-type="float">
            <text:p>1,796</text:p>
          </table:table-cell>
          <table:table-cell table:style-name="ce39" office:value-type="float" office:value="6514" calcext:value-type="float">
            <text:p>6,514</text:p>
          </table:table-cell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9599" calcext:value-type="float">
            <text:p>19,599</text:p>
          </table:table-cell>
          <table:table-cell table:style-name="ce39" office:value-type="float" office:value="20527" calcext:value-type="float">
            <text:p>20,527</text:p>
          </table:table-cell>
          <table:table-cell table:style-name="ce39" office:value-type="float" office:value="522" calcext:value-type="float">
            <text:p>522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54516" calcext:value-type="float">
            <text:p>54,516</text:p>
          </table:table-cell>
          <table:table-cell table:style-name="ce39" office:value-type="float" office:value="1957" calcext:value-type="float">
            <text:p>1,957</text:p>
          </table:table-cell>
          <table:table-cell table:style-name="ce39" office:value-type="float" office:value="4510" calcext:value-type="float">
            <text:p>4,510</text:p>
          </table:table-cell>
          <table:table-cell table:style-name="ce39" office:value-type="float" office:value="2027" calcext:value-type="float">
            <text:p>2,027</text:p>
          </table:table-cell>
          <table:table-cell table:style-name="ce39" office:value-type="float" office:value="5515" calcext:value-type="float">
            <text:p>5,515</text:p>
          </table:table-cell>
          <table:table-cell table:style-name="ce39" office:value-type="float" office:value="245" calcext:value-type="float">
            <text:p>24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603" calcext:value-type="float">
            <text:p>19,603</text:p>
          </table:table-cell>
          <table:table-cell table:style-name="ce39" office:value-type="float" office:value="20528" calcext:value-type="float">
            <text:p>20,528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112" calcext:value-type="float">
            <text:p>112</text:p>
          </table:table-cell>
          <table:table-cell table:style-name="ce63" office:value-type="float" office:value="630" calcext:value-type="float">
            <text:p>630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67040" calcext:value-type="float">
            <text:p>67,040</text:p>
          </table:table-cell>
          <table:table-cell table:style-name="ce40" office:value-type="float" office:value="2404" calcext:value-type="float">
            <text:p>2,404</text:p>
          </table:table-cell>
          <table:table-cell table:style-name="ce40" office:value-type="float" office:value="4266" calcext:value-type="float">
            <text:p>4,266</text:p>
          </table:table-cell>
          <table:table-cell table:style-name="ce40" office:value-type="float" office:value="1999" calcext:value-type="float">
            <text:p>1,999</text:p>
          </table:table-cell>
          <table:table-cell table:style-name="ce40" office:value-type="float" office:value="7679" calcext:value-type="float">
            <text:p>7,679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3261" calcext:value-type="float">
            <text:p>23,261</text:p>
          </table:table-cell>
          <table:table-cell table:style-name="ce40" office:value-type="float" office:value="24322" calcext:value-type="float">
            <text:p>24,322</text:p>
          </table:table-cell>
          <table:table-cell table:style-name="ce40" office:value-type="float" office:value="2909" calcext:value-type="float">
            <text:p>2,909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64000" calcext:value-type="float">
            <text:p>64,000</text:p>
          </table:table-cell>
          <table:table-cell table:style-name="ce40" office:value-type="float" office:value="2252" calcext:value-type="float">
            <text:p>2,252</text:p>
          </table:table-cell>
          <table:table-cell table:style-name="ce40" office:value-type="float" office:value="5336" calcext:value-type="float">
            <text:p>5,336</text:p>
          </table:table-cell>
          <table:table-cell table:style-name="ce40" office:value-type="float" office:value="2389" calcext:value-type="float">
            <text:p>2,389</text:p>
          </table:table-cell>
          <table:table-cell table:style-name="ce40" office:value-type="float" office:value="6061" calcext:value-type="float">
            <text:p>6,061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258" calcext:value-type="float">
            <text:p>23,258</text:p>
          </table:table-cell>
          <table:table-cell table:style-name="ce40" office:value-type="float" office:value="24325" calcext:value-type="float">
            <text:p>24,325</text:p>
          </table:table-cell>
          <table:table-cell table:style-name="ce40" office:value-type="float" office:value="18" calcext:value-type="float">
            <text:p>18</text:p>
          </table:table-cell>
          <table:table-cell table:style-name="ce46" office:value-type="float" office:value="78" calcext:value-type="float">
            <text:p>78</text:p>
          </table:table-cell>
          <table:table-cell table:style-name="ce64" office:value-type="float" office:value="3040" calcext:value-type="float">
            <text:p>3,040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121429" calcext:value-type="float">
            <text:p>121,429</text:p>
          </table:table-cell>
          <table:table-cell table:style-name="ce38" office:value-type="float" office:value="4496" calcext:value-type="float">
            <text:p>4,496</text:p>
          </table:table-cell>
          <table:table-cell table:style-name="ce38" office:value-type="float" office:value="7981" calcext:value-type="float">
            <text:p>7,981</text:p>
          </table:table-cell>
          <table:table-cell table:style-name="ce38" office:value-type="float" office:value="3767" calcext:value-type="float">
            <text:p>3,767</text:p>
          </table:table-cell>
          <table:table-cell table:style-name="ce38" office:value-type="float" office:value="13736" calcext:value-type="float">
            <text:p>13,736</text:p>
          </table:table-cell>
          <table:table-cell table:style-name="ce38" office:value-type="float" office:value="355" calcext:value-type="float">
            <text:p>35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2860" calcext:value-type="float">
            <text:p>42,860</text:p>
          </table:table-cell>
          <table:table-cell table:style-name="ce38" office:value-type="float" office:value="44664" calcext:value-type="float">
            <text:p>44,664</text:p>
          </table:table-cell>
          <table:table-cell table:style-name="ce38" office:value-type="float" office:value="3395" calcext:value-type="float">
            <text:p>3,395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17966" calcext:value-type="float">
            <text:p>117,966</text:p>
          </table:table-cell>
          <table:table-cell table:style-name="ce38" office:value-type="float" office:value="4199" calcext:value-type="float">
            <text:p>4,199</text:p>
          </table:table-cell>
          <table:table-cell table:style-name="ce38" office:value-type="float" office:value="9793" calcext:value-type="float">
            <text:p>9,793</text:p>
          </table:table-cell>
          <table:table-cell table:style-name="ce38" office:value-type="float" office:value="4397" calcext:value-type="float">
            <text:p>4,397</text:p>
          </table:table-cell>
          <table:table-cell table:style-name="ce38" office:value-type="float" office:value="11293" calcext:value-type="float">
            <text:p>11,293</text:p>
          </table:table-cell>
          <table:table-cell table:style-name="ce38" office:value-type="float" office:value="528" calcext:value-type="float">
            <text:p>5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861" calcext:value-type="float">
            <text:p>42,861</text:p>
          </table:table-cell>
          <table:table-cell table:style-name="ce38" office:value-type="float" office:value="44668" calcext:value-type="float">
            <text:p>44,668</text:p>
          </table:table-cell>
          <table:table-cell table:style-name="ce38" office:value-type="float" office:value="37" calcext:value-type="float">
            <text:p>37</text:p>
          </table:table-cell>
          <table:table-cell table:style-name="ce44" office:value-type="float" office:value="190" calcext:value-type="float">
            <text:p>190</text:p>
          </table:table-cell>
          <table:table-cell table:style-name="ce65" office:value-type="float" office:value="3463" calcext:value-type="float">
            <text:p>3,463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4801" calcext:value-type="float">
            <text:p>54,801</text:p>
          </table:table-cell>
          <table:table-cell table:style-name="ce39" office:value-type="float" office:value="2095" calcext:value-type="float">
            <text:p>2,095</text:p>
          </table:table-cell>
          <table:table-cell table:style-name="ce39" office:value-type="float" office:value="3746" calcext:value-type="float">
            <text:p>3,746</text:p>
          </table:table-cell>
          <table:table-cell table:style-name="ce39" office:value-type="float" office:value="1781" calcext:value-type="float">
            <text:p>1,781</text:p>
          </table:table-cell>
          <table:table-cell table:style-name="ce39" office:value-type="float" office:value="6296" calcext:value-type="float">
            <text:p>6,296</text:p>
          </table:table-cell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9599" calcext:value-type="float">
            <text:p>19,599</text:p>
          </table:table-cell>
          <table:table-cell table:style-name="ce39" office:value-type="float" office:value="20432" calcext:value-type="float">
            <text:p>20,432</text:p>
          </table:table-cell>
          <table:table-cell table:style-name="ce39" office:value-type="float" office:value="522" calcext:value-type="float">
            <text:p>522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54186" calcext:value-type="float">
            <text:p>54,186</text:p>
          </table:table-cell>
          <table:table-cell table:style-name="ce39" office:value-type="float" office:value="1951" calcext:value-type="float">
            <text:p>1,951</text:p>
          </table:table-cell>
          <table:table-cell table:style-name="ce39" office:value-type="float" office:value="4479" calcext:value-type="float">
            <text:p>4,479</text:p>
          </table:table-cell>
          <table:table-cell table:style-name="ce39" office:value-type="float" office:value="2014" calcext:value-type="float">
            <text:p>2,014</text:p>
          </table:table-cell>
          <table:table-cell table:style-name="ce39" office:value-type="float" office:value="5330" calcext:value-type="float">
            <text:p>5,330</text:p>
          </table:table-cell>
          <table:table-cell table:style-name="ce39" office:value-type="float" office:value="245" calcext:value-type="float">
            <text:p>24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603" calcext:value-type="float">
            <text:p>19,603</text:p>
          </table:table-cell>
          <table:table-cell table:style-name="ce39" office:value-type="float" office:value="20433" calcext:value-type="float">
            <text:p>20,433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112" calcext:value-type="float">
            <text:p>112</text:p>
          </table:table-cell>
          <table:table-cell table:style-name="ce66" office:value-type="float" office:value="615" calcext:value-type="float">
            <text:p>615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66628" calcext:value-type="float">
            <text:p>66,628</text:p>
          </table:table-cell>
          <table:table-cell table:style-name="ce40" office:value-type="float" office:value="2401" calcext:value-type="float">
            <text:p>2,401</text:p>
          </table:table-cell>
          <table:table-cell table:style-name="ce40" office:value-type="float" office:value="4235" calcext:value-type="float">
            <text:p>4,235</text:p>
          </table:table-cell>
          <table:table-cell table:style-name="ce40" office:value-type="float" office:value="1986" calcext:value-type="float">
            <text:p>1,986</text:p>
          </table:table-cell>
          <table:table-cell table:style-name="ce40" office:value-type="float" office:value="7440" calcext:value-type="float">
            <text:p>7,440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3261" calcext:value-type="float">
            <text:p>23,261</text:p>
          </table:table-cell>
          <table:table-cell table:style-name="ce40" office:value-type="float" office:value="24232" calcext:value-type="float">
            <text:p>24,232</text:p>
          </table:table-cell>
          <table:table-cell table:style-name="ce40" office:value-type="float" office:value="2873" calcext:value-type="float">
            <text:p>2,873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63780" calcext:value-type="float">
            <text:p>63,780</text:p>
          </table:table-cell>
          <table:table-cell table:style-name="ce40" office:value-type="float" office:value="2248" calcext:value-type="float">
            <text:p>2,248</text:p>
          </table:table-cell>
          <table:table-cell table:style-name="ce40" office:value-type="float" office:value="5314" calcext:value-type="float">
            <text:p>5,314</text:p>
          </table:table-cell>
          <table:table-cell table:style-name="ce40" office:value-type="float" office:value="2383" calcext:value-type="float">
            <text:p>2,383</text:p>
          </table:table-cell>
          <table:table-cell table:style-name="ce40" office:value-type="float" office:value="5963" calcext:value-type="float">
            <text:p>5,963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258" calcext:value-type="float">
            <text:p>23,258</text:p>
          </table:table-cell>
          <table:table-cell table:style-name="ce40" office:value-type="float" office:value="24235" calcext:value-type="float">
            <text:p>24,235</text:p>
          </table:table-cell>
          <table:table-cell table:style-name="ce40" office:value-type="float" office:value="18" calcext:value-type="float">
            <text:p>18</text:p>
          </table:table-cell>
          <table:table-cell table:style-name="ce46" office:value-type="float" office:value="78" calcext:value-type="float">
            <text:p>78</text:p>
          </table:table-cell>
          <table:table-cell table:style-name="ce67" office:value-type="float" office:value="2848" calcext:value-type="float">
            <text:p>2,848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94406" calcext:value-type="float">
            <text:p>94,406</text:p>
          </table:table-cell>
          <table:table-cell table:style-name="ce38" office:value-type="float" office:value="2700" calcext:value-type="float">
            <text:p>2,700</text:p>
          </table:table-cell>
          <table:table-cell table:style-name="ce38" office:value-type="float" office:value="7815" calcext:value-type="float">
            <text:p>7,815</text:p>
          </table:table-cell>
          <table:table-cell table:style-name="ce38" office:value-type="float" office:value="3480" calcext:value-type="float">
            <text:p>3,4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3" calcext:value-type="float">
            <text:p>28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2860" calcext:value-type="float">
            <text:p>42,860</text:p>
          </table:table-cell>
          <table:table-cell table:style-name="ce38" office:value-type="float" office:value="34581" calcext:value-type="float">
            <text:p>34,581</text:p>
          </table:table-cell>
          <table:table-cell table:style-name="ce38" office:value-type="float" office:value="2676" calcext:value-type="float">
            <text:p>2,67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4263" calcext:value-type="float">
            <text:p>94,263</text:p>
          </table:table-cell>
          <table:table-cell table:style-name="ce38" office:value-type="float" office:value="2565" calcext:value-type="float">
            <text:p>2,565</text:p>
          </table:table-cell>
          <table:table-cell table:style-name="ce38" office:value-type="float" office:value="9506" calcext:value-type="float">
            <text:p>9,506</text:p>
          </table:table-cell>
          <table:table-cell table:style-name="ce38" office:value-type="float" office:value="4231" calcext:value-type="float">
            <text:p>4,23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57" calcext:value-type="float">
            <text:p>45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861" calcext:value-type="float">
            <text:p>42,861</text:p>
          </table:table-cell>
          <table:table-cell table:style-name="ce38" office:value-type="float" office:value="34585" calcext:value-type="float">
            <text:p>34,585</text:p>
          </table:table-cell>
          <table:table-cell table:style-name="ce38" office:value-type="float" office:value="33" calcext:value-type="float">
            <text:p>33</text:p>
          </table:table-cell>
          <table:table-cell table:style-name="ce44" office:value-type="float" office:value="25" calcext:value-type="float">
            <text:p>25</text:p>
          </table:table-cell>
          <table:table-cell table:style-name="ce65" office:value-type="float" office:value="143" calcext:value-type="float">
            <text:p>143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2507" calcext:value-type="float">
            <text:p>42,507</text:p>
          </table:table-cell>
          <table:table-cell table:style-name="ce39" office:value-type="float" office:value="1284" calcext:value-type="float">
            <text:p>1,284</text:p>
          </table:table-cell>
          <table:table-cell table:style-name="ce39" office:value-type="float" office:value="3680" calcext:value-type="float">
            <text:p>3,680</text:p>
          </table:table-cell>
          <table:table-cell table:style-name="ce39" office:value-type="float" office:value="1651" calcext:value-type="float">
            <text:p>1,6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9599" calcext:value-type="float">
            <text:p>19,599</text:p>
          </table:table-cell>
          <table:table-cell table:style-name="ce39" office:value-type="float" office:value="15769" calcext:value-type="float">
            <text:p>15,769</text:p>
          </table:table-cell>
          <table:table-cell table:style-name="ce39" office:value-type="float" office:value="334" calcext:value-type="float">
            <text:p>33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3121" calcext:value-type="float">
            <text:p>43,121</text:p>
          </table:table-cell>
          <table:table-cell table:style-name="ce39" office:value-type="float" office:value="1202" calcext:value-type="float">
            <text:p>1,202</text:p>
          </table:table-cell>
          <table:table-cell table:style-name="ce39" office:value-type="float" office:value="4349" calcext:value-type="float">
            <text:p>4,349</text:p>
          </table:table-cell>
          <table:table-cell table:style-name="ce39" office:value-type="float" office:value="1948" calcext:value-type="float">
            <text:p>1,9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603" calcext:value-type="float">
            <text:p>19,603</text:p>
          </table:table-cell>
          <table:table-cell table:style-name="ce39" office:value-type="float" office:value="15770" calcext:value-type="float">
            <text:p>15,770</text:p>
          </table:table-cell>
          <table:table-cell table:style-name="ce39" office:value-type="float" office:value="17" calcext:value-type="float">
            <text:p>17</text:p>
          </table:table-cell>
          <table:table-cell table:style-name="ce45" office:value-type="float" office:value="14" calcext:value-type="float">
            <text:p>14</text:p>
          </table:table-cell>
          <table:table-cell table:style-name="ce66" office:value-type="float" office:value="-614" calcext:value-type="float">
            <text:p><text:s text:c="7"/>－614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51899" calcext:value-type="float">
            <text:p>51,899</text:p>
          </table:table-cell>
          <table:table-cell table:style-name="ce40" office:value-type="float" office:value="1416" calcext:value-type="float">
            <text:p>1,416</text:p>
          </table:table-cell>
          <table:table-cell table:style-name="ce40" office:value-type="float" office:value="4135" calcext:value-type="float">
            <text:p>4,135</text:p>
          </table:table-cell>
          <table:table-cell table:style-name="ce40" office:value-type="float" office:value="1829" calcext:value-type="float">
            <text:p>1,8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3261" calcext:value-type="float">
            <text:p>23,261</text:p>
          </table:table-cell>
          <table:table-cell table:style-name="ce40" office:value-type="float" office:value="18812" calcext:value-type="float">
            <text:p>18,812</text:p>
          </table:table-cell>
          <table:table-cell table:style-name="ce40" office:value-type="float" office:value="2342" calcext:value-type="float">
            <text:p>2,34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51142" calcext:value-type="float">
            <text:p>51,142</text:p>
          </table:table-cell>
          <table:table-cell table:style-name="ce40" office:value-type="float" office:value="1363" calcext:value-type="float">
            <text:p>1,363</text:p>
          </table:table-cell>
          <table:table-cell table:style-name="ce40" office:value-type="float" office:value="5157" calcext:value-type="float">
            <text:p>5,157</text:p>
          </table:table-cell>
          <table:table-cell table:style-name="ce40" office:value-type="float" office:value="2283" calcext:value-type="float">
            <text:p>2,28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258" calcext:value-type="float">
            <text:p>23,258</text:p>
          </table:table-cell>
          <table:table-cell table:style-name="ce40" office:value-type="float" office:value="18815" calcext:value-type="float">
            <text:p>18,815</text:p>
          </table:table-cell>
          <table:table-cell table:style-name="ce40" office:value-type="float" office:value="16" calcext:value-type="float">
            <text:p>16</text:p>
          </table:table-cell>
          <table:table-cell table:style-name="ce46" office:value-type="float" office:value="11" calcext:value-type="float">
            <text:p>11</text:p>
          </table:table-cell>
          <table:table-cell table:style-name="ce67" office:value-type="float" office:value="757" calcext:value-type="float">
            <text:p>75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488" calcext:value-type="float">
            <text:p>26,488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5564" calcext:value-type="float">
            <text:p>5,564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536" calcext:value-type="float">
            <text:p>10,536</text:p>
          </table:table-cell>
          <table:table-cell table:style-name="ce41" office:value-type="float" office:value="8334" calcext:value-type="float">
            <text:p>8,334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8749" calcext:value-type="float">
            <text:p>18,749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4871" calcext:value-type="float">
            <text:p>4,871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29" calcext:value-type="float">
            <text:p>4,229</text:p>
          </table:table-cell>
          <table:table-cell table:style-name="ce41" office:value-type="float" office:value="8334" calcext:value-type="float">
            <text:p>8,334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68" office:value-type="float" office:value="7739" calcext:value-type="float">
            <text:p>7,739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005" calcext:value-type="float">
            <text:p>12,005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2610" calcext:value-type="float">
            <text:p>2,610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796" calcext:value-type="float">
            <text:p>4,796</text:p>
          </table:table-cell>
          <table:table-cell table:style-name="ce42" office:value-type="float" office:value="3822" calcext:value-type="float">
            <text:p>3,822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12" calcext:value-type="float">
            <text:p>8,612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2216" calcext:value-type="float">
            <text:p>2,216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81" calcext:value-type="float">
            <text:p>1,981</text:p>
          </table:table-cell>
          <table:table-cell table:style-name="ce42" office:value-type="float" office:value="3822" calcext:value-type="float">
            <text:p>3,82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69" office:value-type="float" office:value="3393" calcext:value-type="float">
            <text:p>3,39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483" calcext:value-type="float">
            <text:p>14,483</text:p>
          </table:table-cell>
          <table:table-cell table:style-name="ce43" office:value-type="float" office:value="527" calcext:value-type="float">
            <text:p>527</text:p>
          </table:table-cell>
          <table:table-cell table:style-name="ce43" office:value-type="float" office:value="2954" calcext:value-type="float">
            <text:p>2,954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40" calcext:value-type="float">
            <text:p>5,740</text:p>
          </table:table-cell>
          <table:table-cell table:style-name="ce43" office:value-type="float" office:value="4512" calcext:value-type="float">
            <text:p>4,512</text:p>
          </table:table-cell>
          <table:table-cell table:style-name="ce43" office:value-type="float" office:value="561" calcext:value-type="float">
            <text:p>56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137" calcext:value-type="float">
            <text:p>10,137</text:p>
          </table:table-cell>
          <table:table-cell table:style-name="ce43" office:value-type="float" office:value="481" calcext:value-type="float">
            <text:p>481</text:p>
          </table:table-cell>
          <table:table-cell table:style-name="ce43" office:value-type="float" office:value="2655" calcext:value-type="float">
            <text:p>2,655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48" calcext:value-type="float">
            <text:p>2,248</text:p>
          </table:table-cell>
          <table:table-cell table:style-name="ce43" office:value-type="float" office:value="4512" calcext:value-type="float">
            <text:p>4,51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4346" calcext:value-type="float">
            <text:p>4,34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78" calcext:value-type="float">
            <text:p>2,17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769" calcext:value-type="float">
            <text:p>769</text:p>
          </table:table-cell>
          <table:table-cell table:style-name="ce41" office:value-type="float" office:value="1169" calcext:value-type="float">
            <text:p>1,169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27" calcext:value-type="float">
            <text:p>2,12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4" calcext:value-type="float">
            <text:p>674</text:p>
          </table:table-cell>
          <table:table-cell table:style-name="ce41" office:value-type="float" office:value="1169" calcext:value-type="float">
            <text:p>1,1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96" calcext:value-type="float">
            <text:p>99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530" calcext:value-type="float">
            <text:p>53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8" calcext:value-type="float">
            <text:p>98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26" calcext:value-type="float">
            <text:p>326</text:p>
          </table:table-cell>
          <table:table-cell table:style-name="ce42" office:value-type="float" office:value="530" calcext:value-type="float">
            <text:p>5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8" calcext:value-type="float">
            <text:p>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82" calcext:value-type="float">
            <text:p>1,18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639" calcext:value-type="float">
            <text:p>639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9" calcext:value-type="float">
            <text:p>1,13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8" calcext:value-type="float">
            <text:p>348</text:p>
          </table:table-cell>
          <table:table-cell table:style-name="ce43" office:value-type="float" office:value="639" calcext:value-type="float">
            <text:p>6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43" calcext:value-type="float">
            <text:p>4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284" calcext:value-type="float">
            <text:p>9,284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722" calcext:value-type="float">
            <text:p>722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00" calcext:value-type="float">
            <text:p>3,400</text:p>
          </table:table-cell>
          <table:table-cell table:style-name="ce41" office:value-type="float" office:value="4317" calcext:value-type="float">
            <text:p>4,317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410" calcext:value-type="float">
            <text:p>20,410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1856" calcext:value-type="float">
            <text:p>1,856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196" calcext:value-type="float">
            <text:p>13,196</text:p>
          </table:table-cell>
          <table:table-cell table:style-name="ce41" office:value-type="float" office:value="4317" calcext:value-type="float">
            <text:p>4,31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68" office:value-type="float" office:value="-11126" calcext:value-type="float">
            <text:p><text:s text:c="7"/>－11,126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155" calcext:value-type="float">
            <text:p>4,155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7" calcext:value-type="float">
            <text:p>1,587</text:p>
          </table:table-cell>
          <table:table-cell table:style-name="ce42" office:value-type="float" office:value="1937" calcext:value-type="float">
            <text:p>1,93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87" calcext:value-type="float">
            <text:p>9,287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22" calcext:value-type="float">
            <text:p>6,022</text:p>
          </table:table-cell>
          <table:table-cell table:style-name="ce42" office:value-type="float" office:value="1937" calcext:value-type="float">
            <text:p>1,93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5132" calcext:value-type="float">
            <text:p><text:s text:c="7"/>－5,13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129" calcext:value-type="float">
            <text:p>5,129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13" calcext:value-type="float">
            <text:p>1,813</text:p>
          </table:table-cell>
          <table:table-cell table:style-name="ce43" office:value-type="float" office:value="2380" calcext:value-type="float">
            <text:p>2,380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23" calcext:value-type="float">
            <text:p>11,123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004" calcext:value-type="float">
            <text:p>1,004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74" calcext:value-type="float">
            <text:p>7,174</text:p>
          </table:table-cell>
          <table:table-cell table:style-name="ce43" office:value-type="float" office:value="2380" calcext:value-type="float">
            <text:p>2,38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-5994" calcext:value-type="float">
            <text:p><text:s text:c="7"/>－5,99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064" calcext:value-type="float">
            <text:p>3,064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3" calcext:value-type="float">
            <text:p>2,063</text:p>
          </table:table-cell>
          <table:table-cell table:style-name="ce41" office:value-type="float" office:value="768" calcext:value-type="float">
            <text:p>768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40" calcext:value-type="float">
            <text:p>2,140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8" calcext:value-type="float">
            <text:p>1,148</text:p>
          </table:table-cell>
          <table:table-cell table:style-name="ce41" office:value-type="float" office:value="768" calcext:value-type="float">
            <text:p>76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924" calcext:value-type="float">
            <text:p>924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92" calcext:value-type="float">
            <text:p>1,39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1" calcext:value-type="float">
            <text:p>951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6" calcext:value-type="float">
            <text:p>93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7" calcext:value-type="float">
            <text:p>487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456" calcext:value-type="float">
            <text:p>45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72" calcext:value-type="float">
            <text:p>1,67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2" calcext:value-type="float">
            <text:p>1,112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04" calcext:value-type="float">
            <text:p>1,20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1" calcext:value-type="float">
            <text:p>661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468" calcext:value-type="float">
            <text:p>468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283" calcext:value-type="float">
            <text:p>2,28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662" calcext:value-type="float">
            <text:p>662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52" calcext:value-type="float">
            <text:p>1,95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7" calcext:value-type="float">
            <text:p>1,067</text:p>
          </table:table-cell>
          <table:table-cell table:style-name="ce41" office:value-type="float" office:value="662" calcext:value-type="float">
            <text:p>66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331" calcext:value-type="float">
            <text:p>331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00" calcext:value-type="float">
            <text:p>1,00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4" calcext:value-type="float">
            <text:p>644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7" calcext:value-type="float">
            <text:p>85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282" calcext:value-type="float">
            <text:p>28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43" calcext:value-type="float">
            <text:p>143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283" calcext:value-type="float">
            <text:p>1,28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0" calcext:value-type="float">
            <text:p>770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5" calcext:value-type="float">
            <text:p>1,09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0" calcext:value-type="float">
            <text:p>590</text:p>
          </table:table-cell>
          <table:table-cell table:style-name="ce43" office:value-type="float" office:value="380" calcext:value-type="float">
            <text:p>38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88" calcext:value-type="float">
            <text:p>18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805" calcext:value-type="float">
            <text:p>6,805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78" calcext:value-type="float">
            <text:p>4,078</text:p>
          </table:table-cell>
          <table:table-cell table:style-name="ce41" office:value-type="float" office:value="2246" calcext:value-type="float">
            <text:p>2,246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523" calcext:value-type="float">
            <text:p>5,523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66" calcext:value-type="float">
            <text:p>2,866</text:p>
          </table:table-cell>
          <table:table-cell table:style-name="ce41" office:value-type="float" office:value="2246" calcext:value-type="float">
            <text:p>2,2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282" calcext:value-type="float">
            <text:p>1,28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071" calcext:value-type="float">
            <text:p>3,07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62" calcext:value-type="float">
            <text:p>1,862</text:p>
          </table:table-cell>
          <table:table-cell table:style-name="ce42" office:value-type="float" office:value="1027" calcext:value-type="float">
            <text:p>1,02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466" calcext:value-type="float">
            <text:p>2,466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4" calcext:value-type="float">
            <text:p>1,254</text:p>
          </table:table-cell>
          <table:table-cell table:style-name="ce42" office:value-type="float" office:value="1027" calcext:value-type="float">
            <text:p>1,02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605" calcext:value-type="float">
            <text:p>60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734" calcext:value-type="float">
            <text:p>3,734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16" calcext:value-type="float">
            <text:p>2,216</text:p>
          </table:table-cell>
          <table:table-cell table:style-name="ce43" office:value-type="float" office:value="1219" calcext:value-type="float">
            <text:p>1,219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57" calcext:value-type="float">
            <text:p>3,057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12" calcext:value-type="float">
            <text:p>1,612</text:p>
          </table:table-cell>
          <table:table-cell table:style-name="ce43" office:value-type="float" office:value="1219" calcext:value-type="float">
            <text:p>1,2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677" calcext:value-type="float">
            <text:p>67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911" calcext:value-type="float">
            <text:p>3,911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53" calcext:value-type="float">
            <text:p>1,653</text:p>
          </table:table-cell>
          <table:table-cell table:style-name="ce41" office:value-type="float" office:value="1932" calcext:value-type="float">
            <text:p>1,932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237" calcext:value-type="float">
            <text:p>4,237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04" calcext:value-type="float">
            <text:p>1,904</text:p>
          </table:table-cell>
          <table:table-cell table:style-name="ce41" office:value-type="float" office:value="1932" calcext:value-type="float">
            <text:p>1,93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326" calcext:value-type="float">
            <text:p><text:s text:c="7"/>－326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15" calcext:value-type="float">
            <text:p>1,71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6" calcext:value-type="float">
            <text:p>706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61" calcext:value-type="float">
            <text:p>1,96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4" calcext:value-type="float">
            <text:p>844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246" calcext:value-type="float">
            <text:p><text:s text:c="7"/>－24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96" calcext:value-type="float">
            <text:p>2,196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7" calcext:value-type="float">
            <text:p>947</text:p>
          </table:table-cell>
          <table:table-cell table:style-name="ce43" office:value-type="float" office:value="1022" calcext:value-type="float">
            <text:p>1,022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276" calcext:value-type="float">
            <text:p>2,27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0" calcext:value-type="float">
            <text:p>1,060</text:p>
          </table:table-cell>
          <table:table-cell table:style-name="ce43" office:value-type="float" office:value="1022" calcext:value-type="float">
            <text:p>1,02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80" calcext:value-type="float">
            <text:p><text:s text:c="7"/>－8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42" calcext:value-type="float">
            <text:p>1,64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8" calcext:value-type="float">
            <text:p>908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64" calcext:value-type="float">
            <text:p>1,864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91" calcext:value-type="float">
            <text:p>1,091</text:p>
          </table:table-cell>
          <table:table-cell table:style-name="ce41" office:value-type="float" office:value="570" calcext:value-type="float">
            <text:p>57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22" calcext:value-type="float">
            <text:p><text:s text:c="7"/>－22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8" calcext:value-type="float">
            <text:p>82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3" calcext:value-type="float">
            <text:p>483</text:p>
          </table:table-cell>
          <table:table-cell table:style-name="ce42" office:value-type="float" office:value="255" calcext:value-type="float">
            <text:p>2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15" calcext:value-type="float">
            <text:p><text:s text:c="7"/>－11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29" calcext:value-type="float">
            <text:p>92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09" calcext:value-type="float">
            <text:p>509</text:p>
          </table:table-cell>
          <table:table-cell table:style-name="ce43" office:value-type="float" office:value="315" calcext:value-type="float">
            <text:p>31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6" calcext:value-type="float">
            <text:p>1,03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8" calcext:value-type="float">
            <text:p>608</text:p>
          </table:table-cell>
          <table:table-cell table:style-name="ce43" office:value-type="float" office:value="315" calcext:value-type="float">
            <text:p>31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07" calcext:value-type="float">
            <text:p><text:s text:c="7"/>－10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477" calcext:value-type="float">
            <text:p>2,47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72" calcext:value-type="float">
            <text:p>1,372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789" calcext:value-type="float">
            <text:p>2,78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49" calcext:value-type="float">
            <text:p>1,649</text:p>
          </table:table-cell>
          <table:table-cell table:style-name="ce41" office:value-type="float" office:value="826" calcext:value-type="float">
            <text:p>8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312" calcext:value-type="float">
            <text:p><text:s text:c="7"/>－31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97" calcext:value-type="float">
            <text:p>1,09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5" calcext:value-type="float">
            <text:p>665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5" calcext:value-type="float">
            <text:p>1,27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78" calcext:value-type="float">
            <text:p><text:s text:c="7"/>－17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80" calcext:value-type="float">
            <text:p>1,38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14" calcext:value-type="float">
            <text:p>1,51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2" calcext:value-type="float">
            <text:p>882</text:p>
          </table:table-cell>
          <table:table-cell table:style-name="ce43" office:value-type="float" office:value="480" calcext:value-type="float">
            <text:p>4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134" calcext:value-type="float">
            <text:p><text:s text:c="7"/>－13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22" calcext:value-type="float">
            <text:p>2,02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0" calcext:value-type="float">
            <text:p>1,200</text:p>
          </table:table-cell>
          <table:table-cell table:style-name="ce41" office:value-type="float" office:value="590" calcext:value-type="float">
            <text:p>590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70" calcext:value-type="float">
            <text:p>2,270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35" calcext:value-type="float">
            <text:p>1,435</text:p>
          </table:table-cell>
          <table:table-cell table:style-name="ce41" office:value-type="float" office:value="590" calcext:value-type="float">
            <text:p>59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48" calcext:value-type="float">
            <text:p><text:s text:c="7"/>－248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74" calcext:value-type="float">
            <text:p>87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7" calcext:value-type="float">
            <text:p>547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1" calcext:value-type="float">
            <text:p>1,04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office:value-type="float" office:value="254" calcext:value-type="float">
            <text:p>2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67" calcext:value-type="float">
            <text:p><text:s text:c="7"/>－16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48" calcext:value-type="float">
            <text:p>1,148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2"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3" calcext:value-type="float">
            <text:p>653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29" calcext:value-type="float">
            <text:p>1,22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2" calcext:value-type="float">
            <text:p>772</text:p>
          </table:table-cell>
          <table:table-cell table:style-name="ce43" office:value-type="float" office:value="336" calcext:value-type="float">
            <text:p>33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81" calcext:value-type="float">
            <text:p><text:s text:c="7"/>－81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4115" calcext:value-type="float">
            <text:p>4,115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09" calcext:value-type="float">
            <text:p>2,309</text:p>
          </table:table-cell>
          <table:table-cell table:style-name="ce41" office:value-type="float" office:value="1393" calcext:value-type="float">
            <text:p>1,393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67" calcext:value-type="float">
            <text:p>3,667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04" calcext:value-type="float">
            <text:p>1,904</text:p>
          </table:table-cell>
          <table:table-cell table:style-name="ce41" office:value-type="float" office:value="1393" calcext:value-type="float">
            <text:p>1,39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448" calcext:value-type="float">
            <text:p>448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881" calcext:value-type="float">
            <text:p>1,88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6" calcext:value-type="float">
            <text:p>1,076</text:p>
          </table:table-cell>
          <table:table-cell table:style-name="ce42" office:value-type="float" office:value="646" calcext:value-type="float">
            <text:p>64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7" calcext:value-type="float">
            <text:p>1,69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5" calcext:value-type="float">
            <text:p>875</text:p>
          </table:table-cell>
          <table:table-cell table:style-name="ce42" office:value-type="float" office:value="646" calcext:value-type="float">
            <text:p>64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84" calcext:value-type="float">
            <text:p>184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234" calcext:value-type="float">
            <text:p>2,23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33" calcext:value-type="float">
            <text:p>1,233</text:p>
          </table:table-cell>
          <table:table-cell table:style-name="ce43" office:value-type="float" office:value="747" calcext:value-type="float">
            <text:p>747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70" calcext:value-type="float">
            <text:p>1,97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9" calcext:value-type="float">
            <text:p>1,029</text:p>
          </table:table-cell>
          <table:table-cell table:style-name="ce43" office:value-type="float" office:value="747" calcext:value-type="float">
            <text:p>74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64" calcext:value-type="float">
            <text:p>264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946" calcext:value-type="float">
            <text:p>5,946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939" calcext:value-type="float">
            <text:p>1,9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97" calcext:value-type="float">
            <text:p>1,897</text:p>
          </table:table-cell>
          <table:table-cell table:style-name="ce41" office:value-type="float" office:value="1738" calcext:value-type="float">
            <text:p>1,738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029" calcext:value-type="float">
            <text:p>5,029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755" calcext:value-type="float">
            <text:p>1,7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3" calcext:value-type="float">
            <text:p>1,303</text:p>
          </table:table-cell>
          <table:table-cell table:style-name="ce41" office:value-type="float" office:value="1738" calcext:value-type="float">
            <text:p>1,738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917" calcext:value-type="float">
            <text:p>91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729" calcext:value-type="float">
            <text:p>2,72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928" calcext:value-type="float">
            <text:p>9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835" calcext:value-type="float">
            <text:p>83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348" calcext:value-type="float">
            <text:p>2,34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782" calcext:value-type="float">
            <text:p>7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9" calcext:value-type="float">
            <text:p>619</text:p>
          </table:table-cell>
          <table:table-cell table:style-name="ce42" office:value-type="float" office:value="835" calcext:value-type="float">
            <text:p>8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381" calcext:value-type="float">
            <text:p>38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217" calcext:value-type="float">
            <text:p>3,217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011" calcext:value-type="float">
            <text:p>1,0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3" calcext:value-type="float">
            <text:p>1,033</text:p>
          </table:table-cell>
          <table:table-cell table:style-name="ce43" office:value-type="float" office:value="903" calcext:value-type="float">
            <text:p>903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81" calcext:value-type="float">
            <text:p>2,68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973" calcext:value-type="float">
            <text:p>9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4" calcext:value-type="float">
            <text:p>684</text:p>
          </table:table-cell>
          <table:table-cell table:style-name="ce43" office:value-type="float" office:value="903" calcext:value-type="float">
            <text:p>90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536" calcext:value-type="float">
            <text:p>53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093" calcext:value-type="float">
            <text:p>3,093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1605" calcext:value-type="float">
            <text:p>1,605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05" calcext:value-type="float">
            <text:p>3,80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1" calcext:value-type="float">
            <text:p>1,421</text:p>
          </table:table-cell>
          <table:table-cell table:style-name="ce41" office:value-type="float" office:value="1604" calcext:value-type="float">
            <text:p>1,60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712" calcext:value-type="float">
            <text:p><text:s text:c="7"/>－71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80" calcext:value-type="float">
            <text:p>1,38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78" calcext:value-type="float">
            <text:p>1,77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7" calcext:value-type="float">
            <text:p>667</text:p>
          </table:table-cell>
          <table:table-cell table:style-name="ce42" office:value-type="float" office:value="749" calcext:value-type="float">
            <text:p>7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98" calcext:value-type="float">
            <text:p><text:s text:c="7"/>－39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13" calcext:value-type="float">
            <text:p>1,71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6" calcext:value-type="float">
            <text:p>556</text:p>
          </table:table-cell>
          <table:table-cell table:style-name="ce43" office:value-type="float" office:value="855" calcext:value-type="float">
            <text:p>855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27" calcext:value-type="float">
            <text:p>2,02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299" calcext:value-type="float">
            <text:p>2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4" calcext:value-type="float">
            <text:p>754</text:p>
          </table:table-cell>
          <table:table-cell table:style-name="ce43" office:value-type="float" office:value="855" calcext:value-type="float">
            <text:p>85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314" calcext:value-type="float">
            <text:p><text:s text:c="7"/>－31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2" calcext:value-type="float">
            <text:p>422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1" calcext:value-type="float">
            <text:p>651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255" calcext:value-type="float">
            <text:p><text:s text:c="7"/>－25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144" calcext:value-type="float">
            <text:p><text:s text:c="7"/>－144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44" calcext:value-type="float">
            <text:p>44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0" calcext:value-type="float">
            <text:p>210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5" calcext:value-type="float">
            <text:p>55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157" calcext:value-type="float">
            <text:p>15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11" calcext:value-type="float">
            <text:p><text:s text:c="7"/>－11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94" calcext:value-type="float">
            <text:p>1,794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3" calcext:value-type="float">
            <text:p>693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65" calcext:value-type="float">
            <text:p>1,765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2" calcext:value-type="float">
            <text:p>67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29" calcext:value-type="float">
            <text:p>2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33" calcext:value-type="float">
            <text:p>83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2" calcext:value-type="float">
            <text:p>8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11" calcext:value-type="float">
            <text:p>1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61" calcext:value-type="float">
            <text:p>96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7" calcext:value-type="float">
            <text:p>357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43" calcext:value-type="float">
            <text:p>94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479" calcext:value-type="float">
            <text:p>47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8" calcext:value-type="float">
            <text:p>1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10" calcext:value-type="float">
            <text:p>51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3" calcext:value-type="float">
            <text:p>45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57" calcext:value-type="float">
            <text:p>57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6" calcext:value-type="float">
            <text:p>1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1" calcext:value-type="float">
            <text:p>22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57" calcext:value-type="float">
            <text:p>5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41" calcext:value-type="float">
            <text:p>41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153" calcext:value-type="float">
            <text:p>2,153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3" calcext:value-type="float">
            <text:p>743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19" calcext:value-type="float">
            <text:p>2,41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6" calcext:value-type="float">
            <text:p>876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266" calcext:value-type="float">
            <text:p><text:s text:c="7"/>－266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78" calcext:value-type="float">
            <text:p>97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4" calcext:value-type="float">
            <text:p>1,09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16" calcext:value-type="float">
            <text:p><text:s text:c="7"/>－116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175" calcext:value-type="float">
            <text:p>1,17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9" calcext:value-type="float">
            <text:p>389</text:p>
          </table:table-cell>
          <table:table-cell table:style-name="ce43" office:value-type="float" office:value="578" calcext:value-type="float">
            <text:p>578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5" calcext:value-type="float">
            <text:p>1,3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8" calcext:value-type="float">
            <text:p>468</text:p>
          </table:table-cell>
          <table:table-cell table:style-name="ce43" office:value-type="float" office:value="578" calcext:value-type="float">
            <text:p>57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50" calcext:value-type="float">
            <text:p><text:s text:c="7"/>－15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7" calcext:value-type="float">
            <text:p>1,387</text:p>
          </table:table-cell>
          <table:table-cell table:style-name="ce41" office:value-type="float" office:value="865" calcext:value-type="float">
            <text:p>86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55" calcext:value-type="float">
            <text:p>2,155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4" calcext:value-type="float">
            <text:p>1,014</text:p>
          </table:table-cell>
          <table:table-cell table:style-name="ce41" office:value-type="float" office:value="865" calcext:value-type="float">
            <text:p>8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68" office:value-type="float" office:value="379" calcext:value-type="float">
            <text:p>37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72" calcext:value-type="float">
            <text:p>1,17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2" calcext:value-type="float">
            <text:p>642</text:p>
          </table:table-cell>
          <table:table-cell table:style-name="ce42" office:value-type="float" office:value="403" calcext:value-type="float">
            <text:p>40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1" calcext:value-type="float">
            <text:p>98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office:value-type="float" office:value="403" calcext:value-type="float">
            <text:p>40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69" office:value-type="float" office:value="191" calcext:value-type="float">
            <text:p>19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62" calcext:value-type="float">
            <text:p>1,362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45" calcext:value-type="float">
            <text:p>745</text:p>
          </table:table-cell>
          <table:table-cell table:style-name="ce43" office:value-type="float" office:value="462" calcext:value-type="float">
            <text:p>46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4" calcext:value-type="float">
            <text:p>1,17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3" calcext:value-type="float">
            <text:p>573</text:p>
          </table:table-cell>
          <table:table-cell table:style-name="ce43" office:value-type="float" office:value="462" calcext:value-type="float">
            <text:p>4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88" calcext:value-type="float">
            <text:p>18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861" calcext:value-type="float">
            <text:p>7,861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36" calcext:value-type="float">
            <text:p>4,036</text:p>
          </table:table-cell>
          <table:table-cell table:style-name="ce41" office:value-type="float" office:value="3081" calcext:value-type="float">
            <text:p>3,081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59" calcext:value-type="float">
            <text:p>6,659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50" calcext:value-type="float">
            <text:p>3,050</text:p>
          </table:table-cell>
          <table:table-cell table:style-name="ce41" office:value-type="float" office:value="3081" calcext:value-type="float">
            <text:p>3,08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202" calcext:value-type="float">
            <text:p>1,20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492" calcext:value-type="float">
            <text:p>3,492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19" calcext:value-type="float">
            <text:p>1,819</text:p>
          </table:table-cell>
          <table:table-cell table:style-name="ce42" office:value-type="float" office:value="1377" calcext:value-type="float">
            <text:p>1,37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19" calcext:value-type="float">
            <text:p>3,019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0" calcext:value-type="float">
            <text:p>1,390</text:p>
          </table:table-cell>
          <table:table-cell table:style-name="ce42" office:value-type="float" office:value="1377" calcext:value-type="float">
            <text:p>1,37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473" calcext:value-type="float">
            <text:p>47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369" calcext:value-type="float">
            <text:p>4,369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17" calcext:value-type="float">
            <text:p>2,217</text:p>
          </table:table-cell>
          <table:table-cell table:style-name="ce43" office:value-type="float" office:value="1704" calcext:value-type="float">
            <text:p>1,704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40" calcext:value-type="float">
            <text:p>3,640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60" calcext:value-type="float">
            <text:p>1,660</text:p>
          </table:table-cell>
          <table:table-cell table:style-name="ce43" office:value-type="float" office:value="1704" calcext:value-type="float">
            <text:p>1,70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729" calcext:value-type="float">
            <text:p>72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42" calcext:value-type="float">
            <text:p>1,44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41" calcext:value-type="float">
            <text:p>1,441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431" calcext:value-type="float">
            <text:p>43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49" calcext:value-type="float">
            <text:p>64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208" calcext:value-type="float">
            <text:p>20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5" calcext:value-type="float">
            <text:p><text:s text:c="7"/>－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93" calcext:value-type="float">
            <text:p>79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96" calcext:value-type="float">
            <text:p>496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7" calcext:value-type="float">
            <text:p>78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223" calcext:value-type="float">
            <text:p>22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6" calcext:value-type="float">
            <text:p>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953" calcext:value-type="float">
            <text:p>3,953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1" calcext:value-type="float">
            <text:p>1,791</text:p>
          </table:table-cell>
          <table:table-cell table:style-name="ce41" office:value-type="float" office:value="1702" calcext:value-type="float">
            <text:p>1,702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03" calcext:value-type="float">
            <text:p>3,703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14" calcext:value-type="float">
            <text:p>1,614</text:p>
          </table:table-cell>
          <table:table-cell table:style-name="ce41" office:value-type="float" office:value="1702" calcext:value-type="float">
            <text:p>1,70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50" calcext:value-type="float">
            <text:p>25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20" calcext:value-type="float">
            <text:p>1,72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7" calcext:value-type="float">
            <text:p>787</text:p>
          </table:table-cell>
          <table:table-cell table:style-name="ce42" office:value-type="float" office:value="758" calcext:value-type="float">
            <text:p>75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4" calcext:value-type="float">
            <text:p>1,694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6" calcext:value-type="float">
            <text:p>746</text:p>
          </table:table-cell>
          <table:table-cell table:style-name="ce42" office:value-type="float" office:value="758" calcext:value-type="float">
            <text:p>75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6" calcext:value-type="float">
            <text:p>2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233" calcext:value-type="float">
            <text:p>2,233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4" calcext:value-type="float">
            <text:p>1,004</text:p>
          </table:table-cell>
          <table:table-cell table:style-name="ce43" office:value-type="float" office:value="944" calcext:value-type="float">
            <text:p>944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09" calcext:value-type="float">
            <text:p>2,009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8" calcext:value-type="float">
            <text:p>868</text:p>
          </table:table-cell>
          <table:table-cell table:style-name="ce43" office:value-type="float" office:value="944" calcext:value-type="float">
            <text:p>94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24" calcext:value-type="float">
            <text:p>224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8340" calcext:value-type="float">
            <text:p>18,340</text:p>
          </table:table-cell>
          <table:table-cell table:style-name="ce44" office:value-type="float" office:value="1490" calcext:value-type="float">
            <text:p>1,49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7" calcext:value-type="float">
            <text:p>287</text:p>
          </table:table-cell>
          <table:table-cell table:style-name="ce44" office:value-type="float" office:value="9505" calcext:value-type="float">
            <text:p>9,505</text:p>
          </table:table-cell>
          <table:table-cell table:style-name="ce44" office:value-type="float" office:value="53" calcext:value-type="float">
            <text:p>5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6313" calcext:value-type="float">
            <text:p>6,313</text:p>
          </table:table-cell>
          <table:table-cell table:style-name="ce44" office:value-type="float" office:value="528" calcext:value-type="float">
            <text:p>528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15899" calcext:value-type="float">
            <text:p>15,899</text:p>
          </table:table-cell>
          <table:table-cell table:style-name="ce44" office:value-type="float" office:value="1396" calcext:value-type="float">
            <text:p>1,39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7813" calcext:value-type="float">
            <text:p>7,813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6313" calcext:value-type="float">
            <text:p>6,31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65" calcext:value-type="float">
            <text:p>165</text:p>
          </table:table-cell>
          <table:table-cell table:style-name="ce65" office:value-type="float" office:value="2441" calcext:value-type="float">
            <text:p>2,441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8351" calcext:value-type="float">
            <text:p>8,351</text:p>
          </table:table-cell>
          <table:table-cell table:style-name="ce45" office:value-type="float" office:value="658" calcext:value-type="float">
            <text:p>658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4348" calcext:value-type="float">
            <text:p>4,348</text:p>
          </table:table-cell>
          <table:table-cell table:style-name="ce45" office:value-type="float" office:value="31" calcext:value-type="float">
            <text:p>31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934" calcext:value-type="float">
            <text:p>2,934</text:p>
          </table:table-cell>
          <table:table-cell table:style-name="ce45" office:value-type="float" office:value="154" calcext:value-type="float">
            <text:p>154</text:p>
          </table:table-cell>
          <table:table-cell table:style-name="ce45" office:value-type="float" office:value="96" calcext:value-type="float">
            <text:p>96</text:p>
          </table:table-cell>
          <table:table-cell table:style-name="ce45" office:value-type="float" office:value="7427" calcext:value-type="float">
            <text:p>7,427</text:p>
          </table:table-cell>
          <table:table-cell table:style-name="ce45" office:value-type="float" office:value="637" calcext:value-type="float">
            <text:p>637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3679" calcext:value-type="float">
            <text:p>3,679</text:p>
          </table:table-cell>
          <table:table-cell table:style-name="ce45" office:value-type="float" office:value="12" calcext:value-type="float">
            <text:p>12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934" calcext:value-type="float">
            <text:p>2,93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8" calcext:value-type="float">
            <text:p>98</text:p>
          </table:table-cell>
          <table:table-cell table:style-name="ce66" office:value-type="float" office:value="924" calcext:value-type="float">
            <text:p>924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9989" calcext:value-type="float">
            <text:p>9,989</text:p>
          </table:table-cell>
          <table:table-cell table:style-name="ce46" office:value-type="float" office:value="832" calcext:value-type="float">
            <text:p>832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5157" calcext:value-type="float">
            <text:p>5,157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379" calcext:value-type="float">
            <text:p>3,379</text:p>
          </table:table-cell>
          <table:table-cell table:style-name="ce46" office:value-type="float" office:value="374" calcext:value-type="float">
            <text:p>374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8472" calcext:value-type="float">
            <text:p>8,472</text:p>
          </table:table-cell>
          <table:table-cell table:style-name="ce46" office:value-type="float" office:value="759" calcext:value-type="float">
            <text:p>75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4134" calcext:value-type="float">
            <text:p>4,134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379" calcext:value-type="float">
            <text:p>3,37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7" calcext:value-type="float">
            <text:p>67</text:p>
          </table:table-cell>
          <table:table-cell table:style-name="ce67" office:value-type="float" office:value="1517" calcext:value-type="float">
            <text:p>1,517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8683" calcext:value-type="float">
            <text:p>8,683</text:p>
          </table:table-cell>
          <table:table-cell table:style-name="ce44" office:value-type="float" office:value="306" calcext:value-type="float">
            <text:p>306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231" calcext:value-type="float">
            <text:p>4,231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770" calcext:value-type="float">
            <text:p>3,770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804" calcext:value-type="float">
            <text:p>7,804</text:p>
          </table:table-cell>
          <table:table-cell table:style-name="ce44" office:value-type="float" office:value="238" calcext:value-type="float">
            <text:p>238</text:p>
          </table:table-cell>
          <table:table-cell table:style-name="ce44" office:value-type="float" office:value="287" calcext:value-type="float">
            <text:p>28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80" calcext:value-type="float">
            <text:p>3,480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770" calcext:value-type="float">
            <text:p>3,77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5" office:value-type="float" office:value="879" calcext:value-type="float">
            <text:p>879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943" calcext:value-type="float">
            <text:p>3,943</text:p>
          </table:table-cell>
          <table:table-cell table:style-name="ce45" office:value-type="float" office:value="153" calcext:value-type="float">
            <text:p>153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948" calcext:value-type="float">
            <text:p>1,948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729" calcext:value-type="float">
            <text:p>1,729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3638" calcext:value-type="float">
            <text:p>3,638</text:p>
          </table:table-cell>
          <table:table-cell table:style-name="ce45" office:value-type="float" office:value="112" calcext:value-type="float">
            <text:p>112</text:p>
          </table:table-cell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651" calcext:value-type="float">
            <text:p>1,651</text:p>
          </table:table-cell>
          <table:table-cell table:style-name="ce45" office:value-type="float" office:value="15" calcext:value-type="float">
            <text:p>1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729" calcext:value-type="float">
            <text:p>1,729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305" calcext:value-type="float">
            <text:p>305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4740" calcext:value-type="float">
            <text:p>4,740</text:p>
          </table:table-cell>
          <table:table-cell table:style-name="ce46" office:value-type="float" office:value="153" calcext:value-type="float">
            <text:p>153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283" calcext:value-type="float">
            <text:p>2,283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041" calcext:value-type="float">
            <text:p>2,041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4166" calcext:value-type="float">
            <text:p>4,166</text:p>
          </table:table-cell>
          <table:table-cell table:style-name="ce46" office:value-type="float" office:value="126" calcext:value-type="float">
            <text:p>126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829" calcext:value-type="float">
            <text:p>1,829</text:p>
          </table:table-cell>
          <table:table-cell table:style-name="ce46" office:value-type="float" office:value="13" calcext:value-type="float">
            <text:p>1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041" calcext:value-type="float">
            <text:p>2,041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574" calcext:value-type="float">
            <text:p>574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757" calcext:value-type="float">
            <text:p>75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457" calcext:value-type="float">
            <text:p>45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50" calcext:value-type="float">
            <text:p>55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83" calcext:value-type="float">
            <text:p>28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85" calcext:value-type="float">
            <text:p>18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207" calcext:value-type="float">
            <text:p>207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45" calcext:value-type="float">
            <text:p>345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218" calcext:value-type="float">
            <text:p>218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95" calcext:value-type="float">
            <text:p>9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330" calcext:value-type="float">
            <text:p>33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85" calcext:value-type="float">
            <text:p>185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95" calcext:value-type="float">
            <text:p>9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15" calcext:value-type="float">
            <text:p>15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412" calcext:value-type="float">
            <text:p>41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239" calcext:value-type="float">
            <text:p>239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20" calcext:value-type="float">
            <text:p>22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8" calcext:value-type="float">
            <text:p>98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90" calcext:value-type="float">
            <text:p>90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192" calcext:value-type="float">
            <text:p>19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79" calcext:value-type="float">
            <text:p>679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406" calcext:value-type="float">
            <text:p>40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20" calcext:value-type="float">
            <text:p>22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9" calcext:value-type="float">
            <text:p>16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17" calcext:value-type="float">
            <text:p>21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9" calcext:value-type="float">
            <text:p>18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3" calcext:value-type="float">
            <text:p>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41" calcext:value-type="float">
            <text:p>14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3" calcext:value-type="float">
            <text:p>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4" calcext:value-type="float">
            <text:p>34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17" calcext:value-type="float">
            <text:p>2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9" calcext:value-type="float">
            <text:p>7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6" calcext:value-type="float">
            <text:p>8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83" calcext:value-type="float">
            <text:p>18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1" office:value-type="float" office:value="63" calcext:value-type="float">
            <text:p>6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0" calcext:value-type="float">
            <text:p><text:s text:c="7"/>－1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3" calcext:value-type="float">
            <text:p>4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4" calcext:value-type="float">
            <text:p>4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9" calcext:value-type="float">
            <text:p><text:s text:c="7"/>－1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9" calcext:value-type="float">
            <text:p>9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9年8月5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8-05T17:16:52</meta:creation-date>
    <dc:creator>user</dc:creator>
    <dc:date>2010-08-05T17:17:10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